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 la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work layers, upperbound, lowerb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uced st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act timing, better db qu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ma 0.2, query delta_time, wait until valid throughput 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dev 250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dev 25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ma down to 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dev 250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e epis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ma to 0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ufficient da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throughput requirements, stdev drops slow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10.388146581</meta:creation-date>
    <dc:date>2023-06-20T10:55:09.623057829</dc:date>
    <meta:editing-duration>P1DT10M55S</meta:editing-duration>
    <meta:editing-cycles>3</meta:editing-cycles>
    <meta:generator>LibreOffice/7.3.7.2$Linux_X86_64 LibreOffice_project/30$Build-2</meta:generator>
    <meta:document-statistic meta:table-count="1" meta:cell-count="73" meta:object-count="0"/>
  </office:meta>
</office:document-meta>
</file>